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32cd3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77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,drago2:21787</text:p>
          </table:table-cell>
          <table:table-cell table:formula="of:=SUM([.N13:.X13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1/100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30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bi-152225</text:p>
          </table:table-cell>
          <table:table-cell table:formula="of:=SUM([.N23:.X2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2:26:34.312483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4-22T02:33:44.884420355</dc:date>
    <meta:editing-duration>P1DT13H39M52S</meta:editing-duration>
    <meta:editing-cycles>345</meta:editing-cycles>
    <meta:document-statistic meta:table-count="1" meta:cell-count="779" meta:object-count="0"/>
  </office:meta>
</office:document-meta>
</file>